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fo:min-height="13.364cm"/>
    </style:style>
    <style:style style:name="pr7" style:family="presentation" style:parent-style-name="Alizarin-notes">
      <style:graphic-properties draw:fill-color="#ffffff" draw:auto-grow-height="true" fo:min-height="13.364cm"/>
    </style:style>
    <style:style style:name="P1" style:family="paragraph">
      <style:text-properties fo:font-size="25pt" style:font-size-asian="25pt" style:font-size-complex="25pt"/>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text-properties fo:font-size="16pt" style:font-size-asian="16pt" style:font-size-complex="16pt"/>
    </style:style>
    <style:style style:name="P5" style:family="paragraph">
      <style:paragraph-properties fo:margin-left="0cm" fo:margin-right="0cm" fo:margin-top="0cm" fo:margin-bottom="0.403cm" fo:text-indent="0cm" style:text-autospace="ideograph-alpha" style:punctuation-wrap="hanging"/>
    </style:style>
    <style:style style:name="P6" style:family="paragraph">
      <style:text-properties fo:font-size="18pt" style:font-size-asian="18pt" style:font-size-complex="18pt"/>
    </style:style>
    <style:style style:name="T1" style:family="text">
      <style:text-properties fo:font-variant="normal" fo:text-transform="none" fo:color="#ffffff" style:text-outline="false" style:text-line-through-style="none" style:text-line-through-type="none" style:font-name="Source Sans Pro Black" fo:font-size="25pt" fo:font-style="normal" fo:text-shadow="none" style:text-underline-style="none" fo:font-weight="900" style:letter-kerning="true" style:font-size-asian="25pt" style:font-size-complex="25pt" style:text-emphasize="none" style:font-relief="none" style:text-overline-style="none" style:text-overline-color="font-color"/>
    </style:style>
    <style:style style:name="T2" style:family="text">
      <style:text-properties fo:font-size="18pt" style:font-size-asian="18pt" style:font-size-complex="18pt"/>
    </style:style>
    <style:style style:name="T3" style:family="text">
      <style:text-properties fo:font-size="16pt" style:font-size-asian="16pt" style:font-size-complex="16pt"/>
    </style:style>
    <style:style style:name="T4" style:family="text">
      <style:text-properties fo:font-variant="normal" fo:text-transform="none" fo:color="#1c1c1c"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Sans" fo:font-size="18pt" fo:language="en" fo:country="US" fo:font-style="normal" fo:text-shadow="none" style:text-underline-style="none" fo:font-weight="bold" style:text-underline-mode="continuous" style:text-overline-mode="continuous" style:text-line-through-mode="continuous" style:font-name-asian="Noto Sans CJK SC"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font-relief="none" style:text-overline-style="none" style:text-overline-color="font-color"/>
    </style:style>
    <style:style style:name="T6" style:family="text">
      <style:text-properties fo:font-variant="normal" fo:text-transform="none" fo:color="#1c1c1c" style:text-outline="false" style:text-line-through-style="none" style:text-line-through-type="none" style:font-name="Source Sans Pro Semibold" fo:font-size="18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font-name="Sans" fo:font-size="18pt" fo:language="en" fo:country="US" fo:font-style="normal" fo:text-shadow="none" style:text-underline-style="none" fo:font-weight="bold" style:text-underline-mode="continuous" style:text-overline-mode="continuous" style:text-line-through-mode="continuous" style:letter-kerning="true" style:font-name-asian="Noto Sans CJK SC"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Sans" fo:font-size="10pt" fo:language="en" fo:country="US"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presentation:user-transformed="true">
          <draw:text-box>
            <text:p><text:span text:style-name="T1">A solution to 99% of health problems in the world.</text:span><text:span text:style-name="T1"><text:line-break/></text:span><text:span text:style-name="T1">[Quarantine Special]</text:span></text:p>
          </draw:text-box>
        </draw:frame>
        <draw:frame presentation:style-name="pr2" draw:text-style-name="P2" draw:layer="layout" svg:width="25.5cm" svg:height="7cm" svg:x="1.5cm" svg:y="13cm" presentation:class="subtitle">
          <draw:text-box>
            <text:p>My little Human Health project.</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ntro</text:p>
          </draw:text-box>
        </draw:frame>
        <draw:frame presentation:style-name="pr5" draw:layer="layout" svg:width="25.5cm" svg:height="13cm" svg:x="1cm" svg:y="5.5cm" presentation:class="outline" presentation:user-transformed="true">
          <draw:text-box>
            <text:list text:style-name="L3">
              <text:list-item>
                <text:p>Health is a Big topic.</text:p>
              </text:list-item>
              <text:list-item>
                <text:p>But is it really the case?</text:p>
              </text:list-item>
              <text:list-item>
                <text:p>Yes.</text:p>
              </text:list-item>
              <text:list-item>
                <text:p>Health is a complex topic.</text:p>
              </text:list-item>
              <text:list-item>
                <text:p>But if you look at it the righ way, the picture becomes simpler.</text:p>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hat I did (in general)</text:p>
          </draw:text-box>
        </draw:frame>
        <draw:frame presentation:style-name="pr5" draw:layer="layout" svg:width="25.5cm" svg:height="13cm" svg:x="1cm" svg:y="5.5cm" presentation:class="outline">
          <draw:text-box>
            <text:list text:style-name="L3">
              <text:list-item>
                <text:p><text:span text:style-name="T2">What I did (in general)</text:span></text:p>
              </text:list-item>
              <text:list-item>
                <text:p><text:span text:style-name="T2">- I took all human deseases.</text:span></text:p>
              </text:list-item>
              <text:list-item>
                <text:p><text:span text:style-name="T2">- I took all the causes of each disease</text:span></text:p>
              </text:list-item>
              <text:list-item>
                <text:p><text:span text:style-name="T2">- I counted how many diseases each cause causes.</text:span></text:p>
              </text:list-item>
              <text:list-item>
                <text:p><text:span text:style-name="T2">- I grouped similar causes into several categories</text:span></text:p>
              </text:list-item>
              <text:list-item>
                <text:p><text:span text:style-name="T2">- I found simple solutions to each category</text:span></text:p>
              </text:list-item>
              <text:list-item>
                <text:p><text:span text:style-name="T2">- And it turned out that if I follow just 3 simple rules (principles) in life (in diet, work and higiene), I can avoid most of health problems forever.</text:span></text:p>
              </text:list-item>
              <text:list-item>
                <text:p><text:span text:style-name="T2"/></text:p>
              </text:list-item>
              <text:list-item>
                <text:p><text:span text:style-name="T2">In the end of this video you'll find out these solutions.</text:span></text:p>
              </text:list-item>
              <text:list-item>
                <text:p><text:span text:style-name="T2"/></text:p>
              </text:list-item>
              <text:list-item>
                <text:p><text:span text:style-name="T2">(2 second videos of cutting and washing)</text:span></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ason</text:p>
          </draw:text-box>
        </draw:frame>
        <draw:frame presentation:style-name="pr5" draw:text-style-name="P4" draw:layer="layout" svg:width="25.5cm" svg:height="13cm" svg:x="1cm" svg:y="5.5cm" presentation:class="outline" presentation:user-transformed="true">
          <draw:text-box>
            <text:list text:style-name="L3">
              <text:list-item>
                <text:p><text:span text:style-name="T3">I’m not a doctor.</text:span></text:p>
              </text:list-item>
              <text:list-item>
                <text:p><text:span text:style-name="T3">If you are a doctor, you can correct me if I'm wrong at something.</text:span></text:p>
              </text:list-item>
              <text:list-item>
                <text:p><text:span text:style-name="T3">I just wanted to know how to be stronger and more durable.</text:span></text:p>
              </text:list-item>
              <text:list-item>
                <text:p><text:span text:style-name="T3">I'm just a person who travels a lot for work.</text:span></text:p>
              </text:list-item>
              <text:list-item>
                <text:p><text:span text:style-name="T3">At some point I found out that the last thing I need during travelling is to get sick in an unknown city where I don’t know anyone, and to stay in a hotel for a week or two until I get better.</text:span></text:p>
              </text:list-item>
              <text:list-item>
                <text:p><text:span text:style-name="T3">I noticed doctors can cure, but they rarely say how to stay healthy and prevent every possible disease.</text:span></text:p>
              </text:list-item>
              <text:list-item>
                <text:p><text:span text:style-name="T3">Medicine had a lot of sharlatans.</text:span></text:p>
              </text:list-item>
              <text:list-item>
                <text:p><text:span text:style-name="T3">Many people have wrong opinions about health, and give harmful advice.</text:span></text:p>
              </text:list-item>
              <text:list-item>
                <text:p><text:span text:style-name="T3">(collage of stupid ideas "be vegan", "drink alcohol to prolong life", "anti vaccination", “do body building”, “eat suppliments”, “eat sports diet”, “eat vitamin suppliments”, “detox diets” etc.) and in the end everything gets crossed out with a redi diagonal stamp WRONG wih sound ЫЫЫЫЫЫЫЫЫ (wrong answer sound).</text:span></text:p>
              </text:list-item>
              <text:list-item>
                <text:p><text:span text:style-name="T3">I had to end this.</text:span></text:p>
              </text:list-item>
              <text:list-item>
                <text:p><text:span text:style-name="T3">I started to learn anatomy.</text:span></text:p>
              </text:list-item>
              <text:list-item>
                <text:p><text:span text:style-name="T3">Via the Internet, went to anatomic exhibitions, to courses in first aid, massage etc.</text:span></text:p>
              </text:list-item>
              <text:list-item>
                <text:p><text:span text:style-name="T3">I saw that health topic is endless.</text:span></text:p>
              </text:list-item>
              <text:list-item>
                <text:p><text:span text:style-name="T3">So I did what I always do with endless problems.</text:span></text:p>
              </text:list-item>
              <text:list-item>
                <text:p><text:span text:style-name="T3">Used my skills of system analysis.</text:span></text:p>
              </text:list-item>
              <text:list-item>
                <text:p><text:span text:style-name="T3">Designed a simple solution.</text:span></text:p>
              </text:list-item>
              <text:list-item>
                <text:p><text:span text:style-name="T3">That solves all possible health problems at once.</text:span></text:p>
              </text:list-item>
              <text:list-item>
                <text:p><text:span text:style-name="T3">The result is very simple and interesting.</text:span></text:p>
              </text:list-item>
              <text:list-item>
                <text:p><text:span text:style-name="T3">And now I share it with you.</text:span></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hy am I shooting video</text:p>
          </draw:text-box>
        </draw:frame>
        <draw:frame presentation:style-name="pr5" draw:layer="layout" svg:width="25.5cm" svg:height="13cm" svg:x="1cm" svg:y="5.5cm" presentation:class="outline">
          <draw:text-box>
            <text:list text:style-name="L3">
              <text:list-item>
                <text:p>I thought the best way to use this knowledge is not just to use it for myself, but also to share it with other people, with you, the viewers.</text:p>
              </text:list-item>
              <text:list-item>
                <text:p>The main thing in this video is not the numbers, but the algorythm and the averall picture.</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ools Used (a sheet for me)</text:p>
          </draw:text-box>
        </draw:frame>
        <draw:frame presentation:style-name="pr5" draw:layer="layout" svg:width="25.5cm" svg:height="13cm" svg:x="1cm" svg:y="5.5cm" presentation:class="outline" presentation:user-transformed="true">
          <draw:text-box>
            <text:list text:style-name="L3">
              <text:list-item>
                <text:p>Spreadsheet software (LibreOffice Calc, Microsoft Excel or similar)</text:p>
              </text:list-item>
              <text:list-item>
                <text:p>Mind Mapping software (Xmind, Mindjet, Draw.io, PowerPoint or similar).</text:p>
              </text:list-item>
              <text:list-item>
                <text:p>Google</text:p>
              </text:list-item>
              <text:list-item>
                <text:p>Wikipedia</text:p>
              </text:list-item>
              <text:list-item>
                <text:p>Video Editing Software (OpenShot or similar)</text:p>
              </text:list-item>
              <text:list-item>
                <text:p>3D Rendering Program (Blender, Houdini or similar)</text:p>
              </text:list-item>
              <text:list-item>
                <text:p>All the VG social networking tools (Reddit, Twitter, Youtube etc.)</text:p>
              </text:list-item>
              <text:list-item>
                <text:p>Use music, different for each scene, start from something lightweight, but gradually get a music that is deeper, creepier, more misterious, and gets more and more goosebumps.</text:p>
              </text:list-item>
              <text:list-item>
                <text:p>Vinogradoff Group (for money deposits, shelf for tools etc.)</text:p>
              </text:list-item>
              <text:list-item>
                <text:p>3 Languages (All languages I speak)</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o what I did for every system</text:p>
          </draw:text-box>
        </draw:frame>
        <draw:frame presentation:style-name="pr5" draw:layer="layout" svg:width="25.5cm" svg:height="13cm" svg:x="1cm" svg:y="5.5cm" presentation:class="outline" presentation:user-transformed="true">
          <draw:text-box>
            <text:list text:style-name="L3">
              <text:list-item>
                <text:p><text:span text:style-name="T4">I created a map. </text:span>(show it with pick from Wikipedia)</text:p>
              </text:list-item>
              <text:list-item>
                <text:p>For each system of human body I created a branch.</text:p>
              </text:list-item>
              <text:list-item>
                <text:p>I took a system of human body (e.g. Neural System)</text:p>
              </text:list-item>
              <text:list-item>
                <text:p>I looked for a list of all the diseases of that system (screencast how I’m googling “list of all diseases of neural system wikipedia”).</text:p>
              </text:list-item>
              <text:list-item>
                <text:p>I copied the list of diseases into the system (screencast how I’m copying it).</text:p>
              </text:list-item>
              <text:list-item>
                <text:p>Then for each disease I looked for all its causes (screncast how I’m taking a first disease in the list, and google “&lt;disease 1&gt; causes wikipedia”).</text:p>
              </text:list-item>
              <text:list-item>
                <text:p>I copied all the causes into the disease (screencast how I’m copying them)</text:p>
              </text:list-item>
              <text:list-item>
                <text:p>Then I took the next disease in this system and did the same thing (screencast how I google all the causes, copy them into the list).</text:p>
              </text:list-item>
              <text:list-item>
                <text:p>And the next disease. Find its causes, copy causees into the map.</text:p>
              </text:list-item>
              <text:list-item>
                <text:p><text:span text:style-name="T4">I did the same thing with every disease of every system. </text:span>(timelapse + fade to black)</text:p>
              </text:list-item>
              <text:list-item>
                <text:p>The map became very big.</text:p>
              </text:list-item>
              <text:list-item>
                <text:p>This is why for every system I created a summary table.</text:p>
              </text:list-item>
              <text:list-item>
                <text:p>In which I wrote how many times each cause occurs in this system.</text:p>
              </text:list-item>
              <text:list-item>
                <text:p>In other words:</text:p>
              </text:list-item>
              <text:list-item>
                <text:p>Column 1 the name of the cause.</text:p>
              </text:list-item>
              <text:list-item>
                <text:p>Column 2 a number of how many diseases of this system this cause causes.</text:p>
              </text:list-item>
              <text:list-item>
                <text:p>I sorted the table by “the number of repeats” in descending order.</text:p>
              </text:list-item>
              <text:list-item>
                <text:p>And I found out which causes are the most often for deseases of this system, and which ones are the rarest.</text:p>
              </text:list-item>
              <text:list-item>
                <text:p>For example, I found out that most oftenly diseases of Neural System are a complication of other diseases, and the rarest cause is lack of physical activity.</text:p>
              </text:list-item>
              <text:list-item>
                <text:p>(animation, on the left there’s a table, and from top and from bottom two items move to the right – black – screen)</text:p>
              </text:list-item>
              <text:list-item>
                <text:p>All the documents will be attached in the description, if you want to see them or double check them.</text:p>
              </text:list-item>
              <text:list-item>
                <text:p>I know what you are thinking.</text:p>
              </text:list-item>
              <text:list-item>
                <text:p>Why didn't I take into account the number of sick people?</text:p>
              </text:list-item>
              <text:list-item>
                <text:p>The simple answer is: I had to assume that all diseases are equally bad.</text:p>
              </text:list-item>
              <text:list-item>
                <text:p>I analyzed the connections between causes and consequences. </text:p>
              </text:list-item>
              <text:list-item>
                <text:p>I did not care how many times people did not take them into the account, and as a result got sick.</text:p>
              </text:list-item>
              <text:list-item>
                <text:p>My goal is to know to not get sick at all.</text:p>
              </text:list-item>
              <text:list-item>
                <text:p>More importantly, data about the number of sick people for every disease is often inaccurate, incomplete, unaccessible, don't take into account the density and the total number of population at different points of human history, and don't take into the account techological progress (how difficult it was to stop the disease at the time when it was spreading).</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draw:frame presentation:style-name="pr4" draw:layer="layout" svg:width="26cm" svg:height="2.5cm" svg:x="1cm" svg:y="1cm" presentation:class="title">
          <draw:text-box>
            <text:p>Results for the entire body</text:p>
          </draw:text-box>
        </draw:frame>
        <draw:frame presentation:style-name="pr5" draw:layer="layout" svg:width="25.5cm" svg:height="13cm" svg:x="1cm" svg:y="5.5cm" presentation:class="outline">
          <draw:text-box>
            <text:list text:style-name="L3">
              <text:list-item>
                <text:p text:style-name="P5"><text:span text:style-name="T4">Here’s a final table.</text:span></text:p>
              </text:list-item>
              <text:list-item>
                <text:p text:style-name="P5"><text:span text:style-name="T4">It has a separate statistics for each body system.</text:span></text:p>
              </text:list-item>
              <text:list-item>
                <text:p text:style-name="P5"><text:span text:style-name="T4">Here’s the total map in case you’re wandering. </text:span></text:p>
              </text:list-item>
              <text:list-item>
                <text:p text:style-name="P5"><text:span text:style-name="T4">And here’s the same map in the form of a donut (systems and diseases in a horizontal plane, and causes are in radial verftical planes – a Donut of All Causes of All Diseases).</text:span></text:p>
              </text:list-item>
              <text:list-item>
                <text:p text:style-name="P5"><text:span text:style-name="T4">(switch back &amp; forth between map &amp; table for better understanding)</text:span></text:p>
              </text:list-item>
              <text:list-item>
                <text:p text:style-name="P5"><text:span text:style-name="T4">(here they are side by side – table on the left, graph / map / concept on the right)</text:span></text:p>
              </text:list-item>
              <text:list-item>
                <text:p text:style-name="P5"><text:span text:style-name="T4">I've put all systems on one page for a full picture.</text:span></text:p>
              </text:list-item>
              <text:list-item>
                <text:p text:style-name="P5"><text:span text:style-name="T4">The table says that for example:</text:span></text:p>
              </text:list-item>
              <text:list-item>
                <text:p text:style-name="P5"><text:span text:style-name="T4">For locomotor system the most common disease causes are - diseases of other body systems and birth defects, and rarest are hormonal imbalances and smoking.</text:span></text:p>
              </text:list-item>
              <text:list-item>
                <text:p text:style-name="P5"><text:span text:style-name="T4">For skin, the most common disease causes are viruses, other diseases and drugs, and rarest causes are extremely excessive cleanliness in childhood and sports.</text:span></text:p>
              </text:list-item>
              <text:list-item>
                <text:p text:style-name="P5"><text:span text:style-name="T4">(animation: table fades to semi-transparent black, and top &amp; bottom ones move to the front and get bigger, and then they get back to place)</text:span></text:p>
              </text:list-item>
              <text:list-item>
                <text:p text:style-name="P5"><text:span text:style-name="T4">And so on.</text:span></text:p>
              </text:list-item>
              <text:list-item>
                <text:p text:style-name="P5"><text:span text:style-name="T4">Here are some more examples from the table, if you'd like, stop the video to read.</text:span></text:p>
              </text:list-item>
              <text:list-item>
                <text:p text:style-name="P5"><text:span text:style-name="T4">(таблица: колонки - "частое-редкое", строки - названия систем - строки потому что их 8 штук - колонки не поместятся, а так даже картинки можно вместе с названиями поставить, а на пересечении - по 2-3 позиции сверху и снизу каждой системы) </text:span></text:p>
              </text:list-item>
              <text:list-item>
                <text:p text:style-name="P5"><text:span text:style-name="T4">The full document is in the description.</text:span></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draw:frame presentation:style-name="pr4" draw:layer="layout" svg:width="26cm" svg:height="2.5cm" svg:x="1cm" svg:y="1cm" presentation:class="title">
          <draw:text-box>
            <text:p>Highlight the Dots on Donut</text:p>
          </draw:text-box>
        </draw:frame>
        <draw:frame presentation:style-name="pr5" draw:layer="layout" svg:width="25.5cm" svg:height="13cm" svg:x="1cm" svg:y="5.5cm" presentation:class="outline" presentation:user-transformed="true">
          <draw:text-box>
            <text:list text:style-name="L3">
              <text:list-item>
                <text:p><text:span text:style-name="T2">I looked at the full table and noticed that all these causes can be split into categories based on their nature.</text:span></text:p>
              </text:list-item>
              <text:list-item>
                <text:p><text:span text:style-name="T2">I'll highlight them with different colors0</text:span></text:p>
              </text:list-item>
              <text:list-item>
                <text:p><text:span text:style-name="T2">- All blue ones (animation, first they blink 3 times then they become solid color) are caused by OTHER diseases.</text:span></text:p>
              </text:list-item>
              <text:list-item>
                <text:p><text:span text:style-name="T2"><text:s text:c="2"/></text:span><text:span text:style-name="T2">For example:</text:span></text:p>
              </text:list-item>
              <text:list-item>
                <text:p><text:span text:style-name="T2"><text:s text:c="2"/></text:span><text:span text:style-name="T2">- cases when lungs diseases are caused by the problems of vascular system</text:span></text:p>
              </text:list-item>
              <text:list-item>
                <text:p><text:span text:style-name="T2"><text:s text:c="2"/></text:span><text:span text:style-name="T2">- cases when problems with hormones caused hair loss</text:span></text:p>
              </text:list-item>
              <text:list-item>
                <text:p><text:span text:style-name="T2"><text:s text:c="2"/></text:span><text:span text:style-name="T2">etc.</text:span></text:p>
              </text:list-item>
              <text:list-item>
                <text:p><text:span text:style-name="T2">- All violet ones are caused by Trauma (any damage of micro-structures of a body):</text:span></text:p>
              </text:list-item>
              <text:list-item>
                <text:p><text:span text:style-name="T2"><text:s text:c="2"/></text:span><text:span text:style-name="T2">For example: (examples as pictures with text)</text:span></text:p>
              </text:list-item>
              <text:list-item>
                <text:p><text:span text:style-name="T2"><text:s text:c="2"/></text:span><text:span text:style-name="T2">- cuts</text:span></text:p>
              </text:list-item>
              <text:list-item>
                <text:p><text:span text:style-name="T2"><text:s text:c="2"/></text:span><text:span text:style-name="T2">- thermal burns</text:span></text:p>
              </text:list-item>
              <text:list-item>
                <text:p><text:span text:style-name="T2"><text:s text:c="2"/></text:span><text:span text:style-name="T2">- chemical burns</text:span></text:p>
              </text:list-item>
              <text:list-item>
                <text:p><text:span text:style-name="T2"><text:s text:c="2"/></text:span><text:span text:style-name="T2">- bruises</text:span></text:p>
              </text:list-item>
              <text:list-item>
                <text:p><text:span text:style-name="T2"><text:s text:c="2"/></text:span><text:span text:style-name="T2">- compression trauma</text:span></text:p>
              </text:list-item>
              <text:list-item>
                <text:p><text:span text:style-name="T2"><text:s text:c="2"/></text:span><text:span text:style-name="T2">- radiation</text:span></text:p>
              </text:list-item>
              <text:list-item>
                <text:p><text:span text:style-name="T2"><text:s text:c="2"/></text:span><text:span text:style-name="T2">- physical exertion (when muscles tense so strongly that they damage internal organs).</text:span></text:p>
              </text:list-item>
              <text:list-item>
                <text:p><text:span text:style-name="T2"><text:s text:c="2"/></text:span><text:span text:style-name="T2">In other words, anything that damages connections between molecules of a body.</text:span></text:p>
              </text:list-item>
              <text:list-item>
                <text:p><text:span text:style-name="T2">- All orange ones are caused by excess of certain substances in a body:</text:span></text:p>
              </text:list-item>
              <text:list-item>
                <text:p><text:span text:style-name="T2"><text:s text:c="2"/></text:span><text:span text:style-name="T2">For example:</text:span></text:p>
              </text:list-item>
              <text:list-item>
                <text:p><text:span text:style-name="T2"><text:s text:c="2"/></text:span><text:span text:style-name="T2">- Too many vitamins</text:span></text:p>
              </text:list-item>
              <text:list-item>
                <text:p><text:span text:style-name="T2"><text:s text:c="2"/></text:span><text:span text:style-name="T2">- Minerals.</text:span></text:p>
              </text:list-item>
              <text:list-item>
                <text:p><text:span text:style-name="T2"><text:s text:c="2"/></text:span><text:span text:style-name="T2">- Chemical compounds.</text:span></text:p>
              </text:list-item>
              <text:list-item>
                <text:p><text:span text:style-name="T2"><text:s text:c="2"/></text:span><text:span text:style-name="T2">- Drugs.</text:span></text:p>
              </text:list-item>
              <text:list-item>
                <text:p><text:span text:style-name="T2"><text:s text:c="2"/></text:span><text:span text:style-name="T2">- Toxins.</text:span></text:p>
              </text:list-item>
              <text:list-item>
                <text:p><text:span text:style-name="T2"><text:s text:c="2"/></text:span><text:span text:style-name="T2">etc.</text:span></text:p>
              </text:list-item>
              <text:list-item>
                <text:p><text:span text:style-name="T2">- All red ones are caused by Natural biological processes</text:span></text:p>
              </text:list-item>
              <text:list-item>
                <text:p><text:span text:style-name="T2"><text:s text:c="2"/></text:span><text:span text:style-name="T2">For example:</text:span></text:p>
              </text:list-item>
              <text:list-item>
                <text:p><text:span text:style-name="T2"><text:s text:c="2"/></text:span><text:span text:style-name="T2">- pregnancy</text:span></text:p>
              </text:list-item>
              <text:list-item>
                <text:p><text:span text:style-name="T2"><text:s text:c="2"/></text:span><text:span text:style-name="T2">- age</text:span></text:p>
              </text:list-item>
              <text:list-item>
                <text:p><text:span text:style-name="T2"><text:s text:c="2"/></text:span><text:span text:style-name="T2">- sex (male / female)</text:span></text:p>
              </text:list-item>
              <text:list-item>
                <text:p><text:span text:style-name="T2"><text:s text:c="2"/></text:span><text:span text:style-name="T2">- skin color </text:span></text:p>
              </text:list-item>
              <text:list-item>
                <text:p><text:span text:style-name="T2"><text:s text:c="2"/></text:span><text:span text:style-name="T2">etc.</text:span></text:p>
              </text:list-item>
              <text:list-item>
                <text:p><text:span text:style-name="T2">- All green ones are caused by Lack of certain substances</text:span></text:p>
              </text:list-item>
              <text:list-item>
                <text:p><text:span text:style-name="T2"><text:s text:c="2"/></text:span><text:span text:style-name="T2">For example:</text:span></text:p>
              </text:list-item>
              <text:list-item>
                <text:p><text:span text:style-name="T2"><text:s text:c="2"/></text:span><text:span text:style-name="T2">- Lack of vitamin </text:span></text:p>
              </text:list-item>
              <text:list-item>
                <text:p><text:span text:style-name="T2"><text:s text:c="2"/></text:span><text:span text:style-name="T2">- minerals</text:span></text:p>
              </text:list-item>
              <text:list-item>
                <text:p><text:span text:style-name="T2"><text:s text:c="2"/></text:span><text:span text:style-name="T2">etc.</text:span></text:p>
              </text:list-item>
              <text:list-item>
                <text:p><text:span text:style-name="T2">- All yellow ones are caused by Contamination</text:span></text:p>
              </text:list-item>
              <text:list-item>
                <text:p><text:span text:style-name="T2"><text:s text:c="2"/></text:span><text:span text:style-name="T2">For example:</text:span></text:p>
              </text:list-item>
              <text:list-item>
                <text:p><text:span text:style-name="T2"><text:s text:c="2"/></text:span><text:span text:style-name="T2">- bacteria</text:span></text:p>
              </text:list-item>
              <text:list-item>
                <text:p><text:span text:style-name="T2"><text:s text:c="2"/></text:span><text:span text:style-name="T2">- viruses</text:span></text:p>
              </text:list-item>
              <text:list-item>
                <text:p><text:span text:style-name="T2"><text:s text:c="2"/></text:span><text:span text:style-name="T2">etc.</text:span></text:p>
              </text:list-item>
              <text:list-item>
                <text:p><text:span text:style-name="T2">- All black ones are those whose cause is unknown (idiopathic)</text:span></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draw:frame presentation:style-name="pr4" draw:layer="layout" svg:width="26cm" svg:height="2.5cm" svg:x="1cm" svg:y="1cm" presentation:class="title">
          <draw:text-box>
            <text:p>Transformation from Donut to Rose</text:p>
          </draw:text-box>
        </draw:frame>
        <draw:frame presentation:style-name="pr5" draw:text-style-name="P6" draw:layer="layout" svg:width="25.5cm" svg:height="13cm" svg:x="1cm" svg:y="5.5cm" presentation:class="outline">
          <draw:text-box>
            <text:list text:style-name="L3">
              <text:list-item>
                <text:p><text:span text:style-name="T5">Move highlighted causes into a leaf of a rose (all yellow go to one group, all green go to second group etc.).</text:span></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draw:frame presentation:style-name="pr4" draw:layer="layout" svg:width="26cm" svg:height="2.5cm" svg:x="1cm" svg:y="1cm" presentation:class="title">
          <draw:text-box>
            <text:p>Let’s look at them one at a time.</text:p>
          </draw:text-box>
        </draw:frame>
        <draw:frame presentation:style-name="pr5" draw:layer="layout" svg:width="25.5cm" svg:height="13cm" svg:x="1cm" svg:y="5.5cm" presentation:class="outline" presentation:user-transformed="true">
          <draw:text-box>
            <text:list text:style-name="L3">
              <text:list-item>
                <text:p text:style-name="P5"><text:span text:style-name="T2">(rose of health)</text:span></text:p>
              </text:list-item>
              <text:list-item>
                <text:p text:style-name="P5"><text:span text:style-name="T2">So, we have 7 groups of causes.</text:span></text:p>
              </text:list-item>
              <text:list-item>
                <text:p text:style-name="P5"><text:span text:style-name="T2">7 leaves of the rose.</text:span></text:p>
              </text:list-item>
              <text:list-item>
                <text:p text:style-name="P5"><text:span text:style-name="T2">Let’s look at each one and see what can we do to avoid them.</text:span></text:p>
              </text:list-item>
              <text:list-item>
                <text:p text:style-name="P5"><text:span text:style-name="T2">- Blue risk group (Pathological processes of other systems) goes away on its own if we take care of other groups because all diseases here are complications of other diseases. This group can be skiped.</text:span></text:p>
              </text:list-item>
              <text:list-item>
                <text:p text:style-name="P5"><text:span text:style-name="T2">- Orange risk group (Excess of substances) can be solved with filters and a balanced diet (I will explain later what I mean by that).</text:span></text:p>
              </text:list-item>
              <text:list-item>
                <text:p text:style-name="P5"><text:span text:style-name="T2">- Red risk group (Natural biological processes) - we can't do anything about it, the only thing we can do is take care of other groups BEFORE diseases from this group come, so that when they come - we could go through them easier.</text:span></text:p>
              </text:list-item>
              <text:list-item>
                <text:p text:style-name="P5"><text:span text:style-name="T2">- Violet risk group (Damage) gets solved by always picking a right tool for the job (the tool with which doing this job becomes EASY).</text:span></text:p>
              </text:list-item>
              <text:list-item>
                <text:p text:style-name="P5"><text:span text:style-name="T2">- Green risk group (Lack of substances) gets solved by balanced diet, but also by not living in isolation (in conditions where certain types of food are unavailable, on isolated island, on a ship, in poverty, in highly restrictive diets etc.)</text:span></text:p>
              </text:list-item>
              <text:list-item>
                <text:p text:style-name="P5"><text:span text:style-name="T2">- Yellow risk group (Contamination) - gets solved with washing everything we use before and after we use it.</text:span></text:p>
              </text:list-item>
              <text:list-item>
                <text:p text:style-name="P5"><text:span text:style-name="T2">- Black risk group (Unknown reason) - here the most often are cases that get solved by taking care of other groups, and the rest are situations that can't be avoided, thus this group can be skipped.</text:span></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draw:frame presentation:style-name="pr4" draw:layer="layout" svg:width="26cm" svg:height="2.5cm" svg:x="1cm" svg:y="1cm" presentation:class="title">
          <draw:text-box>
            <text:p>So basically...</text:p>
          </draw:text-box>
        </draw:frame>
        <draw:frame presentation:style-name="pr5" draw:layer="layout" svg:width="25.5cm" svg:height="13cm" svg:x="1cm" svg:y="5.5cm" presentation:class="outline" presentation:user-transformed="true">
          <draw:text-box>
            <text:list text:style-name="L3">
              <text:list-item>
                <text:p text:style-name="P5"><text:span text:style-name="T2">We need to follow 3 rules:</text:span><text:span text:style-name="T2"><text:line-break/></text:span><text:span text:style-name="T2">- Cut bite-size cubes (preferibly no sugar &amp; roasting). (put separate types of bite-size fruits, vegitables etc in your fridge and eat whatever you want whenever you want).</text:span></text:p>
              </text:list-item>
              <text:list-item>
                <text:p text:style-name="P5"><text:span text:style-name="T2">- Choose a right tool for each job (the tool with which this job is easy to solve).</text:span></text:p>
              </text:list-item>
              <text:list-item>
                <text:p text:style-name="P5"><text:span text:style-name="T2">- Wash everything before and after we use it.</text:span></text:p>
              </text:list-item>
              <text:list-item>
                <text:p text:style-name="P5"><text:span text:style-name="T6">There is #4:</text:span></text:p>
              </text:list-item>
              <text:list-item>
                <text:p text:style-name="P5"><text:span text:style-name="T6">- Do </text:span><text:span text:style-name="T2">not to live in isolated restrictive conditions (where it’s dificult to get access to certain types of food).</text:span></text:p>
              </text:list-item>
              <text:list-item>
                <text:p text:style-name="P5"><text:span text:style-name="T2">But I think #4 solves automatically if we pick easy tools for each job and have many types of bite size cubes food.</text:span></text:p>
              </text:list-item>
              <text:list-item>
                <text:p><text:span text:style-name="T2">So… Big reveal…</text:span></text:p>
              </text:list-item>
              <text:list-item>
                <text:p><text:span text:style-name="T2">And this solves 99% of ALL DISEASE of Mankind.</text:span></text:p>
              </text:list-item>
              <text:list-item>
                <text:p><text:span text:style-name="T2">This does not CURE all diseases.</text:span></text:p>
              </text:list-item>
              <text:list-item>
                <text:p><text:span text:style-name="T2">But it certainly PREVENTS most of them.</text:span></text:p>
              </text:list-item>
              <text:list-item>
                <text:p><text:span text:style-name="T2">And honestly, based on the fact that we have a “blue category (risk group)”, any doctor will say that preventing is a lot better than curing.</text:span></text:p>
              </text:list-item>
              <text:list-item>
                <text:p><text:span text:style-name="T2">It’s so simple it’s almost funny.</text:span></text:p>
              </text:list-item>
              <text:list-item>
                <text:p><text:span text:style-name="T2">It is a self-correcting system.</text:span></text:p>
              </text:list-item>
              <text:list-item>
                <text:p><text:span text:style-name="T2">As long as a person follows these 3 rules, she comes back to healthy track.</text:span></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draw:frame presentation:style-name="pr4" draw:layer="layout" svg:width="26cm" svg:height="2.5cm" svg:x="1cm" svg:y="1cm" presentation:class="title">
          <draw:text-box>
            <text:p>Benefits of you staying healthy</text:p>
          </draw:text-box>
        </draw:frame>
        <draw:frame presentation:style-name="pr5" draw:layer="layout" svg:width="25.5cm" svg:height="13cm" svg:x="1cm" svg:y="5.5cm" presentation:class="outline">
          <draw:text-box>
            <text:list text:style-name="L3">
              <text:list-item>
                <text:p><text:span text:style-name="T5">- save money &amp; time on health</text:span></text:p>
              </text:list-item>
              <text:list-item>
                <text:p><text:span text:style-name="T7">- save money </text:span><text:span text:style-name="T5">&amp; time on diet</text:span></text:p>
                <text:p><text:span text:style-name="T5">- save lives of lab rabbits (that don’t have to die from drug tests so often just because you don’t take care of yourself and get sick) – show an animation of a happy rabbit waving his ears</text:span></text:p>
              </text:list-item>
              <text:list-item>
                <text:p><text:span text:style-name="T5">- become sexy</text:span></text:p>
              </text:list-item>
              <text:list-item>
                <text:p><text:span text:style-name="T5">- flatten the medical logistics curve</text:span></text:p>
              </text:list-item>
              <text:list-item>
                <text:p><text:span text:style-name="T5">- prevent economics downsides of pandemics</text:span></text:p>
                <text:p><text:span text:style-name="T8"/></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draw:frame presentation:style-name="pr4" draw:layer="layout" svg:width="26cm" svg:height="2.5cm" svg:x="1cm" svg:y="1cm" presentation:class="title">
          <draw:text-box>
            <text:p>Conclusion</text:p>
          </draw:text-box>
        </draw:frame>
        <draw:frame presentation:style-name="pr5" draw:layer="layout" svg:width="25.5cm" svg:height="13cm" svg:x="1cm" svg:y="5.5cm" presentation:class="outline">
          <draw:text-box>
            <text:list text:style-name="L3">
              <text:list-item>
                <text:p><text:span text:style-name="T5">Next time you see a rose, think of the rose of health.</text:span></text:p>
              </text:list-item>
              <text:list-item>
                <text:p><text:span text:style-name="T5">Every disease goes away if you just:</text:span></text:p>
              </text:list-item>
              <text:list-item>
                <text:p><text:span text:style-name="T5">- cut the bite-size cubes</text:span></text:p>
              </text:list-item>
              <text:list-item>
                <text:p><text:span text:style-name="T5">- pick a right tool for the job (with which the job becomes easy)</text:span></text:p>
              </text:list-item>
              <text:list-item>
                <text:p><text:span text:style-name="T5">- wash everything you touch before and after you touch it</text:span></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draw:frame presentation:style-name="pr4" draw:layer="layout" svg:width="26cm" svg:height="2.5cm" svg:x="1cm" svg:y="1cm" presentation:class="title">
          <draw:text-box>
            <text:p>Test results</text:p>
          </draw:text-box>
        </draw:frame>
        <draw:frame presentation:style-name="pr5" draw:layer="layout" svg:width="25.5cm" svg:height="13cm" svg:x="1cm" svg:y="5.5cm" presentation:class="outline">
          <draw:text-box>
            <text:list text:style-name="L3">
              <text:list-item>
                <text:p>Of course, I did some testing for myself.</text:p>
              </text:list-item>
              <text:list-item>
                <text:p>Of this diet.</text:p>
              </text:list-item>
              <text:list-item>
                <text:p>And so far I can say that because of a better food balance, I:</text:p>
              </text:list-item>
              <text:list-item>
                <text:p>- eat 3 times less food</text:p>
              </text:list-item>
              <text:list-item>
                <text:p>- eat higher % of organic food</text:p>
              </text:list-item>
              <text:list-item>
                <text:p>- don’t feel hunger whatsoever</text:p>
              </text:list-item>
              <text:list-item>
                <text:p>- feel energy to do stuff</text:p>
              </text:list-item>
              <text:list-item>
                <text:p>- don’t spend 2 hours a day eating</text:p>
              </text:list-item>
              <text:list-item>
                <text:p>- don’t feel that I’m so full of food I can’t do anything</text:p>
              </text:list-item>
              <text:list-item>
                <text:p>- have no more skin problems (cured pimples etc)</text:p>
              </text:list-item>
              <text:list-item>
                <text:p>- have extra time for work</text:p>
              </text:list-item>
              <text:list-item>
                <text:p>- always have every type of food I can imagine</text:p>
              </text:list-item>
              <text:list-item>
                <text:p/>
              </text:list-item>
              <text:list-item>
                <text:p>I know a LOT people have a LOT of problems like this that they’d wish to solve.</text:p>
              </text:list-item>
              <text:list-item>
                <text:p>I also had such problems.</text:p>
              </text:list-item>
              <text:list-item>
                <text:p>And this video is my answer to them.</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Bye. Stay healthy. (Bon Apeti?)</text:p>
          </draw:text-box>
        </draw:frame>
        <draw:frame presentation:style-name="pr5" draw:layer="layout" svg:width="25.5cm" svg:height="13cm" svg:x="1cm" svg:y="5.5cm" presentation:class="outline" presentation:user-transformed="true">
          <draw:text-box>
            <text:list text:style-name="L3">
              <text:list-item>
                <text:p>Your’s, Serge Vinogradoff<text:line-break/><text:line-break/>(I give you the rose)</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draw:frame presentation:style-name="pr4" draw:layer="layout" svg:width="26cm" svg:height="2.5cm" svg:x="1cm" svg:y="1cm" presentation:class="title">
          <draw:text-box>
            <text:p>Rewards</text:p>
          </draw:text-box>
        </draw:frame>
        <draw:frame presentation:style-name="pr5" draw:layer="layout" svg:width="25.5cm" svg:height="13cm" svg:x="1cm" svg:y="5.5cm" presentation:class="outline">
          <draw:text-box>
            <text:list text:style-name="L3">
              <text:list-item>
                <text:p>Let me know if this deserves an award in Medicine or Dietology or something.<text:line-break/><text:line-break/>Also, let me know if you are sponsor or if you are into funds that “save animals”, “save wild life”, “pro-health funds” etc. (I could happily accept some funding and donations for this project to save more rabbits).</text:p>
              </text:list-item>
              <text:list-item>
                <text:p/>
              </text:list-item>
              <text:list-item>
                <text:p>Big thanks to my mom for supporting me while I did this.</text:p>
              </text:list-item>
              <text:list-item>
                <text:p/>
              </text:list-item>
              <text:list-item>
                <text:p>Subscribe</text:p>
              </text:list-item>
            </text:list>
          </draw:text-box>
        </draw:frame>
        <presentation:notes draw:style-name="dp2">
          <draw:page-thumbnail draw:style-name="gr1"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vg:font-family="San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31T19:18:41.518136480</meta:creation-date>
    <meta:editing-duration>P1DT8H34M27S</meta:editing-duration>
    <meta:editing-cycles>134</meta:editing-cycles>
    <meta:generator>LibreOffice/6.0.7.3$Linux_X86_64 LibreOffice_project/00m0$Build-3</meta:generator>
    <dc:title>Alizarin</dc:title>
    <dc:date>2020-06-03T11:46:27.455145281</dc:date>
    <meta:document-statistic meta:object-count="105"/>
  </office:meta>
</office:document-meta>
</file>